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" svg:font-family="'Noto Sans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6cm" fo:min-width="7.59cm"/>
    </style:style>
    <style:style style:name="gr2" style:family="graphic" style:parent-style-name="standard">
      <style:graphic-properties draw:stroke="none" svg:stroke-color="#2f4f4f" draw:fill="solid" draw:fill-color="#d3d3d3" draw:textarea-horizontal-align="justify" draw:textarea-vertical-align="middle" draw:auto-grow-height="false" fo:min-height="3.054cm" fo:min-width="3.265cm"/>
    </style:style>
    <style:style style:name="gr3" style:family="graphic" style:parent-style-name="standard">
      <style:graphic-properties draw:stroke="none" svg:stroke-color="#2f4f4f" draw:fill="solid" draw:fill-color="#d3d3d3" draw:textarea-horizontal-align="justify" draw:textarea-vertical-align="middle" draw:auto-grow-height="false" fo:min-height="3.118cm" fo:min-width="0.6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38cm" fo:min-width="0.78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9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46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04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331cm" fo:min-width="1.115cm"/>
    </style:style>
    <style:style style:name="gr10" style:family="graphic" style:parent-style-name="standard">
      <style:graphic-properties draw:stroke="none" svg:stroke-color="#ffffff" draw:fill="none" draw:fill-color="#ffffff" draw:auto-grow-width="true" fo:min-height="0.48cm" fo:min-width="1.107cm"/>
    </style:style>
    <style:style style:name="gr11" style:family="graphic" style:parent-style-name="objectwithoutfill">
      <style:graphic-properties svg:stroke-width="0.15cm" svg:stroke-color="#b22222" draw:marker-start-width="0.65cm" draw:marker-end-width="0.65cm" draw:fill="none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0.331cm" fo:min-width="0.468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7cm" fo:min-width="2.1cm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0.331cm" fo:min-width="1.454cm"/>
    </style:style>
    <style:style style:name="gr15" style:family="graphic" style:parent-style-name="standard">
      <style:graphic-properties draw:stroke="none" svg:stroke-color="#b22222" draw:fill="solid" draw:fill-color="#b22222" draw:textarea-horizontal-align="justify" draw:textarea-vertical-align="middle" draw:auto-grow-height="false" fo:min-height="0.304cm" fo:min-width="1.465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365cm" fo:min-width="1.661cm"/>
    </style:style>
    <style:style style:name="gr17" style:family="graphic" style:parent-style-name="standard">
      <style:graphic-properties draw:stroke="none" svg:stroke-color="#b22222" draw:fill="solid" draw:fill-color="#b22222" draw:textarea-horizontal-align="justify" draw:textarea-vertical-align="middle" draw:auto-grow-height="false" fo:min-height="0.304cm" fo:min-width="1.47cm"/>
    </style:style>
    <style:style style:name="gr18" style:family="graphic" style:parent-style-name="standard">
      <style:graphic-properties draw:stroke="none" svg:stroke-color="#000000" draw:fill="none" draw:fill-color="#ffffff" draw:auto-grow-width="true" fo:min-height="0.331cm" fo:min-width="1.661cm"/>
    </style:style>
    <style:style style:name="gr19" style:family="graphic" style:parent-style-name="standard">
      <style:graphic-properties draw:stroke="none" svg:stroke-color="#b22222" draw:fill="solid" draw:fill-color="#b22222" draw:textarea-horizontal-align="justify" draw:textarea-vertical-align="middle" draw:auto-grow-height="false" fo:min-height="0.304cm" fo:min-width="1.436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0.331cm" fo:min-width="0.586cm"/>
    </style:style>
    <style:style style:name="gr22" style:family="graphic" style:parent-style-name="standard">
      <style:graphic-properties draw:stroke="none" svg:stroke-color="#000000" draw:fill="none" draw:fill-color="#ffffff" draw:auto-grow-width="true" fo:min-height="0.331cm" fo:min-width="0.544cm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0.331cm" fo:min-width="0.895cm"/>
    </style:style>
    <style:style style:name="gr24" style:family="graphic" style:parent-style-name="standard">
      <style:graphic-properties draw:stroke="none" svg:stroke-color="#000000" draw:fill="none" draw:fill-color="#ffffff" draw:auto-grow-width="true" fo:min-height="0.331cm" fo:min-width="0.853cm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0.331cm" fo:min-width="1.001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331cm" fo:min-width="0.95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d3d3d3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4682b4" style:font-name="Bitstream Vera Sans" fo:font-size="8pt" fo:font-weight="normal" style:font-size-asian="8pt" style:font-weight-asian="normal" style:font-size-complex="8pt" style:font-weight-complex="normal"/>
    </style:style>
    <style:style style:name="P5" style:family="paragraph">
      <loext:graphic-properties draw:fill="none" draw:fill-color="#ffffff"/>
      <style:text-properties fo:color="#000000" style:font-name="Noto Sans" fo:font-size="10pt" fo:font-style="normal" fo:text-shadow="none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b22222"/>
      <style:paragraph-properties fo:text-align="center"/>
    </style:style>
    <style:style style:name="P8" style:family="paragraph">
      <loext:graphic-properties draw:fill="none" draw:fill-color="#ffffff"/>
      <style:text-properties fo:color="#ffffff" style:font-name="Bitstream Vera Sans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="none" draw:fill-color="#ffffff"/>
      <style:text-properties fo:color="#000000" style:font-name="Bitstream Vera Sans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text-properties fo:color="#000000" style:font-name="Bitstream Vera Sans" fo:font-size="8pt" fo:text-shadow="1pt 1pt" fo:font-weight="normal" style:font-size-asian="8pt" style:font-weight-asian="normal" style:font-size-complex="8pt" style:font-weight-complex="normal"/>
    </style:style>
    <style:style style:name="T1" style:family="text">
      <style:text-properties fo:color="#000000" style:font-name="Bitstream Vera Sans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000000" style:font-name="Noto Sans" fo:font-size="10pt" fo:font-style="normal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style:font-name="Bitstream Vera Sans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9cm" svg:height="12.8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61cm" svg:height="3.4cm" svg:x="0.256cm" svg:y="8.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74.7133196118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142cm" svg:height="3.4cm" svg:x="6.731cm" svg:y="8.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52.08747514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82cm" svg:height="1.82cm" svg:x="5.815cm" svg:y="1.8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62cm" svg:height="0.62cm" svg:x="0.615cm" svg:y="10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cm" svg:height="0.7cm" svg:x="3.025cm" svg:y="8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4cm" svg:height="0.64cm" svg:x="0.855cm" svg:y="1.6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1.4cm" svg:height="1.4cm" svg:x="0.475cm" svg:y="2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615cm" svg:height="0.581cm" svg:x="0.368cm" svg:y="0.961cm">
          <draw:text-box>
            <text:p><text:span text:style-name="T1">EXT/INT</text:span></text:p>
          </draw:text-box>
        </draw:frame>
        <draw:frame draw:style-name="gr10" draw:text-style-name="P5" draw:layer="layout" svg:width="1.607cm" svg:height="0.73cm" svg:x="3.242cm" svg:y="-0.1cm">
          <draw:text-box>
            <text:p><text:span text:style-name="T2">SpinFX</text:span></text:p>
          </draw:text-box>
        </draw:frame>
        <draw:custom-shape draw:style-name="gr5" draw:text-style-name="P1" draw:layer="layout" svg:width="0.62cm" svg:height="0.62cm" svg:x="0.615cm" svg:y="8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cm" svg:height="0.7cm" svg:x="3.775cm" svg:y="4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cm" svg:y1="0.627cm" svg:x2="8.09cm" svg:y2="0.627cm">
          <text:p/>
        </draw:line>
        <draw:frame draw:style-name="gr12" draw:text-style-name="P4" draw:layer="layout" svg:width="0.968cm" svg:height="0.581cm" svg:x="0.691cm" svg:y="3.863cm">
          <draw:text-box>
            <text:p><text:span text:style-name="T1">I2C</text:span></text:p>
          </draw:text-box>
        </draw:frame>
        <draw:custom-shape draw:style-name="gr13" draw:text-style-name="P6" draw:layer="layout" svg:width="2.6cm" svg:height="1.95cm" svg:x="2.545cm" svg:y="1.675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.954cm" svg:height="0.581cm" svg:x="2.868cm" svg:y="0.963cm">
          <draw:text-box>
            <text:p><text:span text:style-name="T1">PROGRAM</text:span></text:p>
          </draw:text-box>
        </draw:frame>
        <draw:custom-shape draw:style-name="gr15" draw:text-style-name="P7" draw:layer="layout" svg:width="2.025cm" svg:height="0.614cm" svg:x="3.113cm" svg:y="5.8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2.161cm" svg:height="0.615cm" svg:x="3.045cm" svg:y="5.87cm">
          <draw:text-box>
            <text:p><text:span text:style-name="T3">CONTROL 2</text:span></text:p>
          </draw:text-box>
        </draw:frame>
        <draw:custom-shape draw:style-name="gr6" draw:text-style-name="P1" draw:layer="layout" svg:width="0.7cm" svg:height="0.7cm" svg:x="1.475cm" svg:y="6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cm" svg:height="0.7cm" svg:x="6.075cm" svg:y="6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2.03cm" svg:height="0.614cm" svg:x="0.81cm" svg:y="7.3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2.161cm" svg:height="0.581cm" svg:x="0.745cm" svg:y="7.372cm">
          <draw:text-box>
            <text:p><text:span text:style-name="T3">CONTROL 1</text:span></text:p>
          </draw:text-box>
        </draw:frame>
        <draw:custom-shape draw:style-name="gr19" draw:text-style-name="P7" draw:layer="layout" svg:width="1.996cm" svg:height="0.614cm" svg:x="5.427cm" svg:y="7.3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2.161cm" svg:height="0.581cm" svg:x="5.345cm" svg:y="7.373cm">
          <draw:text-box>
            <text:p><text:span text:style-name="T3">CONTROL 3</text:span></text:p>
          </draw:text-box>
        </draw:frame>
        <draw:custom-shape draw:style-name="gr5" draw:text-style-name="P1" draw:layer="layout" svg:width="0.62cm" svg:height="0.62cm" svg:x="7.015cm" svg:y="10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2cm" svg:height="0.62cm" svg:x="7.015cm" svg:y="8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cm" svg:height="0.7cm" svg:x="3.025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2cm" svg:height="0.32cm" svg:x="1.94cm" svg:y="9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1.086cm" svg:height="0.581cm" svg:x="0.382cm" svg:y="9.485cm">
          <draw:text-box>
            <text:p><text:span text:style-name="T1">IN R</text:span></text:p>
          </draw:text-box>
        </draw:frame>
        <draw:frame draw:style-name="gr22" draw:text-style-name="P9" draw:layer="layout" svg:width="1.044cm" svg:height="0.581cm" svg:x="0.403cm" svg:y="11.135cm">
          <draw:text-box>
            <text:p><text:span text:style-name="T1">IN L</text:span></text:p>
          </draw:text-box>
        </draw:frame>
        <draw:frame draw:style-name="gr23" draw:text-style-name="P9" draw:layer="layout" svg:width="1.395cm" svg:height="0.581cm" svg:x="6.628cm" svg:y="9.487cm">
          <draw:text-box>
            <text:p><text:span text:style-name="T1">OUT R</text:span></text:p>
          </draw:text-box>
        </draw:frame>
        <draw:frame draw:style-name="gr24" draw:text-style-name="P10" draw:layer="layout" svg:width="1.353cm" svg:height="0.581cm" svg:x="6.649cm" svg:y="11.136cm">
          <draw:text-box>
            <text:p><text:span text:style-name="T1">OUT L</text:span></text:p>
          </draw:text-box>
        </draw:frame>
        <draw:frame draw:style-name="gr25" draw:text-style-name="P9" draw:layer="layout" svg:width="1.501cm" svg:height="0.581cm" svg:x="2.625cm" svg:y="9.486cm">
          <draw:text-box>
            <text:p><text:span text:style-name="T1">GAIN R</text:span></text:p>
          </draw:text-box>
        </draw:frame>
        <draw:frame draw:style-name="gr26" draw:text-style-name="P9" draw:layer="layout" svg:width="1.459cm" svg:height="0.581cm" svg:x="2.646cm" svg:y="11.136cm">
          <draw:text-box>
            <text:p><text:span text:style-name="T1">GAIN 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" svg:font-family="'Noto Sans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3:48:13.040493563</meta:creation-date>
    <dc:date>2017-11-20T15:18:27.081883118</dc:date>
    <meta:editing-duration>PT5H51M50S</meta:editing-duration>
    <meta:editing-cycles>38</meta:editing-cycles>
    <meta:generator>LibreOffice/5.4.3.2$Linux_X86_64 LibreOffice_project/40m0$Build-2</meta:generator>
    <meta:document-statistic meta:object-count="34"/>
  </office:meta>
</office:document-meta>
</file>